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IRMS</text:p>
          </table:table-cell>
          <table:table-cell table:formula="of:=([.B1]/(SQRT(2)))" office:value-type="float" office:value="0.777817459305202" calcext:value-type="float">
            <text:p>0.7778174593052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325/13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1/(SQRT(2)))" office:value-type="float" office:value="0.707106781186547" calcext:value-type="float">
            <text:p>0.70710678118654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3]*[.B4]" office:value-type="float" office:value="1.76776695296637" calcext:value-type="float">
            <text:p>1.76776695296637</text:p>
          </table:table-cell>
        </table:table-row>
        <table:table-row table:style-name="ro1">
          <table:table-cell table:style-name="ce2" office:value-type="string" calcext:value-type="string">
            <text:p>vref</text:p>
          </table:table-cell>
          <table:table-cell table:style-name="ce2" table:formula="of:=([.B2]/[.B5])*[.B12]" office:value-type="float" office:value="1.1" calcext:value-type="float">
            <text:p>1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of</text:p>
          </table:table-cell>
          <table:table-cell table:formula="of:=[.B5]*([.B6]/[.B12])" office:value-type="float" office:value="0.777817459305202" calcext:value-type="float">
            <text:p>0.777817459305202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table:formula="of:=[.B1]/(SQRT(2))" office:value-type="float" office:value="0.777817459305202" calcext:value-type="float">
            <text:p>0.77781745930520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2.5V</text:p>
          </table:table-cell>
          <table:table-cell office:value-type="float" office:value="2.5" calcext:value-type="float">
            <text:p>2.5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formula="of:=[.B2]" office:value-type="float" office:value="0.777817459305202" calcext:value-type="float">
            <text:p>0.7778174593052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 (325/(110+20)) * (1/(SQRT(2)) * ([.B6]/2.5)  ))" office:value-type="float" office:value="0.777817459305202" calcext:value-type="float">
            <text:p>0.777817459305202</text:p>
          </table:table-cell>
        </table:table-row>
        <table:table-row table:style-name="ro1">
          <table:table-cell office:value-type="string" calcext:value-type="string">
            <text:p>Proof 2</text:p>
          </table:table-cell>
          <table:table-cell table:formula="of:=[.B26]*[.B27]*[.B28]" office:value-type="float" office:value="0.777817459305202" calcext:value-type="float">
            <text:p>0.7778174593052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formula="of:=(325/(110+20)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1/(SQRT(2))" office:value-type="float" office:value="0.707106781186547" calcext:value-type="float">
            <text:p>0.707106781186547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[.B6]/2.5" office:value-type="float" office:value="0.44" calcext:value-type="float">
            <text:p>0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3:34:24.433218495</meta:creation-date>
    <dc:date>2023-03-16T16:01:47.925007835</dc:date>
    <meta:editing-duration>PT55M3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